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/>
  </office:font-face-decls>
  <office:automatic-styles>
    <style:style style:name="P1" style:family="paragraph" style:parent-style-name="Standard">
      <style:text-properties officeooo:rsid="0022e838" officeooo:paragraph-rsid="0022e838" style:language-asian="ja" style:country-asian="JP"/>
    </style:style>
    <style:style style:name="P2" style:family="paragraph" style:parent-style-name="Standard">
      <style:text-properties officeooo:rsid="0022e838" officeooo:paragraph-rsid="0040c469" style:language-asian="ja" style:country-asian="JP"/>
    </style:style>
    <style:style style:name="P3" style:family="paragraph" style:parent-style-name="Standard">
      <style:text-properties officeooo:rsid="002790b1" officeooo:paragraph-rsid="002790b1" style:language-asian="ja" style:country-asian="JP"/>
    </style:style>
    <style:style style:name="P4" style:family="paragraph" style:parent-style-name="Standard">
      <style:text-properties officeooo:rsid="002790b1" officeooo:paragraph-rsid="0040c469" style:language-asian="ja" style:country-asian="JP"/>
    </style:style>
    <style:style style:name="P5" style:family="paragraph" style:parent-style-name="Standard">
      <style:text-properties officeooo:rsid="002c66d1" officeooo:paragraph-rsid="002c66d1" style:language-asian="ja" style:country-asian="JP"/>
    </style:style>
    <style:style style:name="P6" style:family="paragraph" style:parent-style-name="Standard">
      <style:text-properties officeooo:rsid="002d4e45" officeooo:paragraph-rsid="002d4e45" style:language-asian="ja" style:country-asian="JP"/>
    </style:style>
    <style:style style:name="P7" style:family="paragraph" style:parent-style-name="Standard">
      <style:text-properties officeooo:rsid="002db878" officeooo:paragraph-rsid="002db878" style:language-asian="ja" style:country-asian="JP"/>
    </style:style>
    <style:style style:name="P8" style:family="paragraph" style:parent-style-name="Standard">
      <style:text-properties officeooo:rsid="003b72b3" officeooo:paragraph-rsid="003b72b3" style:language-asian="ja" style:country-asian="JP"/>
    </style:style>
    <style:style style:name="P9" style:family="paragraph" style:parent-style-name="Standard">
      <style:text-properties officeooo:rsid="002b3f8a" officeooo:paragraph-rsid="0040c469" style:language-asian="ja" style:country-asian="JP"/>
    </style:style>
    <style:style style:name="P10" style:family="paragraph" style:parent-style-name="Standard">
      <style:text-properties officeooo:rsid="00303897" officeooo:paragraph-rsid="0040c469" style:language-asian="ja" style:country-asian="JP"/>
    </style:style>
    <style:style style:name="P11" style:family="paragraph" style:parent-style-name="Standard">
      <style:text-properties officeooo:rsid="0031ef53" officeooo:paragraph-rsid="0040c469" style:language-asian="ja" style:country-asian="JP"/>
    </style:style>
    <style:style style:name="P12" style:family="paragraph" style:parent-style-name="Standard">
      <style:text-properties officeooo:rsid="00434d18" officeooo:paragraph-rsid="0040c469"/>
    </style:style>
    <style:style style:name="P13" style:family="paragraph" style:parent-style-name="Standard">
      <style:text-properties officeooo:rsid="00434d18" officeooo:paragraph-rsid="00434d18"/>
    </style:style>
    <style:style style:name="P14" style:family="paragraph" style:parent-style-name="Standard">
      <style:paragraph-properties fo:break-before="page"/>
      <style:text-properties style:use-window-font-color="true" loext:opacity="0%" fo:language="en" fo:country="US" officeooo:rsid="004ad323" officeooo:paragraph-rsid="004ad323" style:language-asian="ja" style:country-asian="JP"/>
    </style:style>
    <style:style style:name="P15" style:family="paragraph" style:parent-style-name="Standard">
      <style:text-properties style:use-window-font-color="true" loext:opacity="0%" fo:language="en" fo:country="US" officeooo:rsid="005b8509" officeooo:paragraph-rsid="005b8509" style:language-asian="ja" style:country-asian="JP"/>
    </style:style>
    <style:style style:name="P16" style:family="paragraph" style:parent-style-name="Standard">
      <style:text-properties style:use-window-font-color="true" loext:opacity="0%" fo:language="en" fo:country="US" officeooo:rsid="006b57a8" officeooo:paragraph-rsid="006b57a8" style:language-asian="ja" style:country-asian="JP"/>
    </style:style>
    <style:style style:name="P17" style:family="paragraph" style:parent-style-name="Standard">
      <style:text-properties style:use-window-font-color="true" loext:opacity="0%" fo:language="en" fo:country="US" officeooo:rsid="006d1505" officeooo:paragraph-rsid="006d1505" style:language-asian="ja" style:country-asian="JP"/>
    </style:style>
    <style:style style:name="P18" style:family="paragraph" style:parent-style-name="Standard">
      <style:text-properties style:use-window-font-color="true" loext:opacity="0%" fo:language="en" fo:country="US" officeooo:rsid="00720fea" officeooo:paragraph-rsid="00720fea" style:language-asian="ja" style:country-asian="JP"/>
    </style:style>
    <style:style style:name="P19" style:family="paragraph" style:parent-style-name="Standard">
      <style:text-properties style:use-window-font-color="true" loext:opacity="0%" fo:language="en" fo:country="US" officeooo:rsid="00750898" officeooo:paragraph-rsid="00750898" style:language-asian="ja" style:country-asian="JP"/>
    </style:style>
    <style:style style:name="P20" style:family="paragraph" style:parent-style-name="Standard">
      <style:text-properties style:use-window-font-color="true" loext:opacity="0%" fo:language="de" fo:country="DE" officeooo:rsid="004ad323" officeooo:paragraph-rsid="004ad323" style:language-asian="ja" style:country-asian="JP"/>
    </style:style>
    <style:style style:name="P21" style:family="paragraph" style:parent-style-name="Standard">
      <style:text-properties fo:language="de" fo:country="DE" officeooo:rsid="004ad323" officeooo:paragraph-rsid="004ad323"/>
    </style:style>
    <style:style style:name="P22" style:family="paragraph" style:parent-style-name="Standard">
      <style:text-properties fo:language="de" fo:country="DE" officeooo:rsid="00434d18" officeooo:paragraph-rsid="00434d18"/>
    </style:style>
    <style:style style:name="P23" style:family="paragraph" style:parent-style-name="Standard">
      <style:text-properties fo:language="de" fo:country="DE" officeooo:rsid="004ea844" officeooo:paragraph-rsid="00434d18"/>
    </style:style>
    <style:style style:name="P24" style:family="paragraph" style:parent-style-name="Standard">
      <style:text-properties fo:language="de" fo:country="DE" officeooo:rsid="004fce75" officeooo:paragraph-rsid="004fce75"/>
    </style:style>
    <style:style style:name="P25" style:family="paragraph" style:parent-style-name="Standard">
      <style:text-properties fo:language="de" fo:country="DE" officeooo:rsid="005b8509" officeooo:paragraph-rsid="005b8509"/>
    </style:style>
    <style:style style:name="P26" style:family="paragraph" style:parent-style-name="Standard">
      <style:text-properties fo:language="de" fo:country="DE" officeooo:rsid="00633fae" officeooo:paragraph-rsid="00633fae"/>
    </style:style>
    <style:style style:name="P27" style:family="paragraph" style:parent-style-name="Standard">
      <style:text-properties fo:language="de" fo:country="DE" officeooo:rsid="006b57a8" officeooo:paragraph-rsid="006b57a8"/>
    </style:style>
    <style:style style:name="P28" style:family="paragraph" style:parent-style-name="Standard" style:list-style-name="L1">
      <style:text-properties officeooo:rsid="0033f531" officeooo:paragraph-rsid="0033f531"/>
    </style:style>
    <style:style style:name="P29" style:family="paragraph" style:parent-style-name="Standard" style:list-style-name="L1">
      <style:text-properties officeooo:rsid="0037ac3e" officeooo:paragraph-rsid="0037ac3e"/>
    </style:style>
    <style:style style:name="P30" style:family="paragraph" style:parent-style-name="Standard" style:list-style-name="L1">
      <style:text-properties officeooo:rsid="003da8e3" officeooo:paragraph-rsid="003da8e3" style:language-asian="ja" style:country-asian="JP"/>
    </style:style>
    <style:style style:name="P31" style:family="paragraph" style:parent-style-name="Standard" style:list-style-name="L1">
      <style:text-properties officeooo:rsid="001d7de9" officeooo:paragraph-rsid="001d7de9" style:language-asian="ja" style:country-asian="JP"/>
    </style:style>
    <style:style style:name="P32" style:family="paragraph" style:parent-style-name="Standard" style:list-style-name="L2">
      <style:text-properties officeooo:rsid="001d7de9" officeooo:paragraph-rsid="001d7de9" style:language-asian="ja" style:country-asian="JP"/>
    </style:style>
    <style:style style:name="P33" style:family="paragraph" style:parent-style-name="Standard" style:list-style-name="L5">
      <style:text-properties officeooo:rsid="001d7de9" officeooo:paragraph-rsid="0040c469" style:language-asian="ja" style:country-asian="JP"/>
    </style:style>
    <style:style style:name="P34" style:family="paragraph" style:parent-style-name="Standard" style:list-style-name="L2">
      <style:text-properties officeooo:rsid="001ea88f" officeooo:paragraph-rsid="001ea88f" style:language-asian="ja" style:country-asian="JP"/>
    </style:style>
    <style:style style:name="P35" style:family="paragraph" style:parent-style-name="Standard" style:list-style-name="L5">
      <style:text-properties officeooo:rsid="001ea88f" officeooo:paragraph-rsid="0040c469" style:language-asian="ja" style:country-asian="JP"/>
    </style:style>
    <style:style style:name="P36" style:family="paragraph" style:parent-style-name="Standard" style:list-style-name="L2">
      <style:text-properties officeooo:rsid="0022c048" officeooo:paragraph-rsid="0022c048" style:language-asian="ja" style:country-asian="JP"/>
    </style:style>
    <style:style style:name="P37" style:family="paragraph" style:parent-style-name="Standard" style:list-style-name="L5">
      <style:text-properties officeooo:rsid="0022c048" officeooo:paragraph-rsid="0040c469" style:language-asian="ja" style:country-asian="JP"/>
    </style:style>
    <style:style style:name="P38" style:family="paragraph" style:parent-style-name="Standard" style:list-style-name="L2">
      <style:text-properties officeooo:rsid="0022e838" officeooo:paragraph-rsid="0022e838" style:language-asian="ja" style:country-asian="JP"/>
    </style:style>
    <style:style style:name="P39" style:family="paragraph" style:parent-style-name="Standard" style:list-style-name="L5">
      <style:text-properties officeooo:rsid="0022e838" officeooo:paragraph-rsid="0040c469" style:language-asian="ja" style:country-asian="JP"/>
    </style:style>
    <style:style style:name="P40" style:family="paragraph" style:parent-style-name="Standard" style:list-style-name="L2">
      <style:text-properties officeooo:rsid="002790b1" officeooo:paragraph-rsid="002790b1" style:language-asian="ja" style:country-asian="JP"/>
    </style:style>
    <style:style style:name="P41" style:family="paragraph" style:parent-style-name="Standard" style:list-style-name="L5">
      <style:text-properties officeooo:rsid="002790b1" officeooo:paragraph-rsid="0040c469" style:language-asian="ja" style:country-asian="JP"/>
    </style:style>
    <style:style style:name="P42" style:family="paragraph" style:parent-style-name="Standard" style:list-style-name="L3">
      <style:text-properties officeooo:rsid="0037ca52" officeooo:paragraph-rsid="0037ca52" style:language-asian="ja" style:country-asian="JP"/>
    </style:style>
    <style:style style:name="P43" style:family="paragraph" style:parent-style-name="Standard" style:list-style-name="L3">
      <style:text-properties officeooo:rsid="002c66d1" officeooo:paragraph-rsid="002c66d1" style:language-asian="ja" style:country-asian="JP"/>
    </style:style>
    <style:style style:name="P44" style:family="paragraph" style:parent-style-name="Standard" style:list-style-name="L3">
      <style:text-properties officeooo:rsid="002d4e45" officeooo:paragraph-rsid="002d4e45" style:language-asian="ja" style:country-asian="JP"/>
    </style:style>
    <style:style style:name="P45" style:family="paragraph" style:parent-style-name="Standard" style:list-style-name="L4">
      <style:text-properties officeooo:rsid="002db878" officeooo:paragraph-rsid="002db878" style:language-asian="ja" style:country-asian="JP"/>
    </style:style>
    <style:style style:name="P46" style:family="paragraph" style:parent-style-name="Standard" style:list-style-name="L4">
      <style:text-properties officeooo:rsid="002e82df" officeooo:paragraph-rsid="002e82df" style:language-asian="ja" style:country-asian="JP"/>
    </style:style>
    <style:style style:name="P47" style:family="paragraph" style:parent-style-name="Standard" style:list-style-name="L4">
      <style:text-properties officeooo:rsid="002f3c27" officeooo:paragraph-rsid="002f3c27" style:language-asian="ja" style:country-asian="JP"/>
    </style:style>
    <style:style style:name="P48" style:family="paragraph" style:parent-style-name="Standard" style:list-style-name="L4">
      <style:text-properties officeooo:rsid="0039ae2f" officeooo:paragraph-rsid="0039ae2f" style:language-asian="ja" style:country-asian="JP"/>
    </style:style>
    <style:style style:name="P49" style:family="paragraph" style:parent-style-name="Standard" style:list-style-name="L4">
      <style:text-properties officeooo:rsid="003b72b3" officeooo:paragraph-rsid="003b72b3" style:language-asian="ja" style:country-asian="JP"/>
    </style:style>
    <style:style style:name="P50" style:family="paragraph" style:parent-style-name="Standard" style:list-style-name="L5">
      <style:text-properties officeooo:rsid="002b3f8a" officeooo:paragraph-rsid="0040c469" style:language-asian="ja" style:country-asian="JP"/>
    </style:style>
    <style:style style:name="P51" style:family="paragraph" style:parent-style-name="Standard" style:list-style-name="L5">
      <style:text-properties officeooo:rsid="002f0d09" officeooo:paragraph-rsid="0040c469" style:language-asian="ja" style:country-asian="JP"/>
    </style:style>
    <style:style style:name="P52" style:family="paragraph" style:parent-style-name="Standard" style:list-style-name="L5">
      <style:text-properties officeooo:rsid="00303897" officeooo:paragraph-rsid="0040c469" style:language-asian="ja" style:country-asian="JP"/>
    </style:style>
    <style:style style:name="P53" style:family="paragraph" style:parent-style-name="Standard" style:list-style-name="L5">
      <style:text-properties officeooo:rsid="0031ef53" officeooo:paragraph-rsid="0040c469" style:language-asian="ja" style:country-asian="JP"/>
    </style:style>
    <style:style style:name="P54" style:family="paragraph" style:parent-style-name="Standard" style:list-style-name="WWNum1">
      <style:paragraph-properties fo:text-align="start" style:justify-single-word="false"/>
      <style:text-properties style:use-window-font-color="true" loext:opacity="0%"/>
    </style:style>
    <style:style style:name="P55" style:family="paragraph" style:parent-style-name="Standard" style:list-style-name="WWNum1">
      <style:paragraph-properties fo:text-align="start" style:justify-single-word="false"/>
      <style:text-properties style:use-window-font-color="true" loext:opacity="0%" officeooo:rsid="00434d18" officeooo:paragraph-rsid="00434d18"/>
    </style:style>
    <style:style style:name="P56" style:family="paragraph" style:parent-style-name="Standard" style:list-style-name="WWNum1">
      <style:text-properties style:use-window-font-color="true" loext:opacity="0%" fo:language="en" fo:country="US" officeooo:rsid="0031ef53" officeooo:paragraph-rsid="0040c469" style:language-asian="ja" style:country-asian="JP"/>
    </style:style>
    <style:style style:name="P57" style:family="paragraph" style:parent-style-name="Standard" style:list-style-name="WWNum1">
      <style:text-properties style:use-window-font-color="true" loext:opacity="0%" fo:language="en" fo:country="US" officeooo:rsid="00434d18" officeooo:paragraph-rsid="00434d18" style:language-asian="ja" style:country-asian="JP"/>
    </style:style>
    <style:style style:name="P58" style:family="paragraph" style:parent-style-name="Standard" style:list-style-name="L6">
      <style:text-properties style:use-window-font-color="true" loext:opacity="0%" fo:language="en" fo:country="US" officeooo:rsid="004caf52" officeooo:paragraph-rsid="004caf52" style:language-asian="ja" style:country-asian="JP"/>
    </style:style>
    <style:style style:name="P59" style:family="paragraph" style:parent-style-name="Standard" style:list-style-name="L6">
      <style:text-properties style:use-window-font-color="true" loext:opacity="0%" fo:language="en" fo:country="US" officeooo:rsid="004ad323" officeooo:paragraph-rsid="004ad323" style:language-asian="ja" style:country-asian="JP"/>
    </style:style>
    <style:style style:name="P60" style:family="paragraph" style:parent-style-name="Standard" style:list-style-name="L6">
      <style:text-properties style:use-window-font-color="true" loext:opacity="0%" fo:language="en" fo:country="US" officeooo:rsid="004ad323" officeooo:paragraph-rsid="004caf52" style:language-asian="ja" style:country-asian="JP"/>
    </style:style>
    <style:style style:name="P61" style:family="paragraph" style:parent-style-name="Standard" style:list-style-name="L15">
      <style:text-properties style:use-window-font-color="true" loext:opacity="0%" fo:language="en" fo:country="US" officeooo:rsid="004fce75" officeooo:paragraph-rsid="004fce75" style:language-asian="ja" style:country-asian="JP"/>
    </style:style>
    <style:style style:name="P62" style:family="paragraph" style:parent-style-name="Standard" style:list-style-name="L15">
      <style:text-properties style:use-window-font-color="true" loext:opacity="0%" fo:language="en" fo:country="US" officeooo:rsid="005f00a6" officeooo:paragraph-rsid="005f00a6" style:language-asian="ja" style:country-asian="JP"/>
    </style:style>
    <style:style style:name="P63" style:family="paragraph" style:parent-style-name="Standard" style:list-style-name="L16">
      <style:text-properties style:use-window-font-color="true" loext:opacity="0%" fo:language="en" fo:country="US" officeooo:rsid="006b57a8" officeooo:paragraph-rsid="006b57a8" style:language-asian="ja" style:country-asian="JP"/>
    </style:style>
    <style:style style:name="P64" style:family="paragraph" style:parent-style-name="Standard" style:list-style-name="L17">
      <style:text-properties style:use-window-font-color="true" loext:opacity="0%" fo:language="en" fo:country="US" officeooo:rsid="006d1505" officeooo:paragraph-rsid="006d1505" style:language-asian="ja" style:country-asian="JP"/>
    </style:style>
    <style:style style:name="P65" style:family="paragraph" style:parent-style-name="Standard" style:list-style-name="L18">
      <style:text-properties style:use-window-font-color="true" loext:opacity="0%" fo:language="en" fo:country="US" officeooo:rsid="00750898" officeooo:paragraph-rsid="00750898" style:language-asian="ja" style:country-asian="JP"/>
    </style:style>
    <style:style style:name="P66" style:family="paragraph" style:parent-style-name="Standard" style:list-style-name="L7">
      <style:text-properties style:use-window-font-color="true" loext:opacity="0%" fo:language="de" fo:country="DE" officeooo:rsid="004ad323" officeooo:paragraph-rsid="004ad323" style:language-asian="ja" style:country-asian="JP"/>
    </style:style>
    <style:style style:name="P67" style:family="paragraph" style:parent-style-name="Standard" style:list-style-name="L8">
      <style:text-properties style:use-window-font-color="true" loext:opacity="0%" fo:language="de" fo:country="DE" officeooo:rsid="004ad323" officeooo:paragraph-rsid="004ad323" style:language-asian="ja" style:country-asian="JP"/>
    </style:style>
    <style:style style:name="P68" style:family="paragraph" style:parent-style-name="Standard" style:list-style-name="L9">
      <style:text-properties style:use-window-font-color="true" loext:opacity="0%" fo:language="de" fo:country="DE" officeooo:rsid="004ad323" officeooo:paragraph-rsid="004ad323" style:language-asian="ja" style:country-asian="JP"/>
    </style:style>
    <style:style style:name="P69" style:family="paragraph" style:parent-style-name="Standard" style:list-style-name="L14">
      <style:text-properties style:use-window-font-color="true" loext:opacity="0%" fo:language="de" fo:country="DE" officeooo:rsid="004ad323" officeooo:paragraph-rsid="004caf52" style:language-asian="ja" style:country-asian="JP"/>
    </style:style>
    <style:style style:name="P70" style:family="paragraph" style:parent-style-name="Standard" style:list-style-name="L14">
      <style:text-properties style:use-window-font-color="true" loext:opacity="0%" fo:language="de" fo:country="DE" officeooo:rsid="004ad323" officeooo:paragraph-rsid="004ad323" style:language-asian="ja" style:country-asian="JP"/>
    </style:style>
    <style:style style:name="P71" style:family="paragraph" style:parent-style-name="Standard" style:list-style-name="L10">
      <style:text-properties style:use-window-font-color="true" loext:opacity="0%" fo:language="de" fo:country="DE" officeooo:rsid="004fce75" officeooo:paragraph-rsid="004fce75" style:language-asian="ja" style:country-asian="JP"/>
    </style:style>
    <style:style style:name="P72" style:family="paragraph" style:parent-style-name="Standard" style:list-style-name="L11">
      <style:text-properties style:use-window-font-color="true" loext:opacity="0%" fo:language="de" fo:country="DE" officeooo:rsid="004fce75" officeooo:paragraph-rsid="004fce75" style:language-asian="ja" style:country-asian="JP"/>
    </style:style>
    <style:style style:name="P73" style:family="paragraph" style:parent-style-name="Standard" style:list-style-name="L12">
      <style:text-properties style:use-window-font-color="true" loext:opacity="0%" fo:language="de" fo:country="DE" officeooo:rsid="004fce75" officeooo:paragraph-rsid="004fce75" style:language-asian="ja" style:country-asian="JP"/>
    </style:style>
    <style:style style:name="P74" style:family="paragraph" style:parent-style-name="Standard" style:list-style-name="L13">
      <style:text-properties style:use-window-font-color="true" loext:opacity="0%" fo:language="de" fo:country="DE" officeooo:rsid="004fce75" officeooo:paragraph-rsid="004fce75" style:language-asian="ja" style:country-asian="JP"/>
    </style:style>
    <style:style style:name="P75" style:family="paragraph" style:parent-style-name="Standard" style:list-style-name="L14">
      <style:text-properties style:use-window-font-color="true" loext:opacity="0%" fo:language="de" fo:country="DE" officeooo:rsid="004fce75" officeooo:paragraph-rsid="004fce75" style:language-asian="ja" style:country-asian="JP"/>
    </style:style>
    <style:style style:name="P76" style:family="paragraph" style:parent-style-name="Standard" style:list-style-name="L10">
      <style:text-properties style:use-window-font-color="true" loext:opacity="0%" fo:language="de" fo:country="DE" officeooo:rsid="00554e50" officeooo:paragraph-rsid="00554e50" style:language-asian="ja" style:country-asian="JP"/>
    </style:style>
    <style:style style:name="P77" style:family="paragraph" style:parent-style-name="Standard" style:list-style-name="L14">
      <style:text-properties style:use-window-font-color="true" loext:opacity="0%" fo:language="de" fo:country="DE" officeooo:rsid="00554e50" officeooo:paragraph-rsid="00554e50" style:language-asian="ja" style:country-asian="JP"/>
    </style:style>
    <style:style style:name="P78" style:family="paragraph" style:parent-style-name="Standard" style:list-style-name="L11">
      <style:text-properties style:use-window-font-color="true" loext:opacity="0%" fo:language="de" fo:country="DE" officeooo:rsid="005b8509" officeooo:paragraph-rsid="005b8509" style:language-asian="ja" style:country-asian="JP"/>
    </style:style>
    <style:style style:name="P79" style:family="paragraph" style:parent-style-name="Standard" style:list-style-name="L11">
      <style:text-properties style:use-window-font-color="true" loext:opacity="0%" fo:language="de" fo:country="DE" officeooo:rsid="005b8509" officeooo:paragraph-rsid="004fce75" style:language-asian="ja" style:country-asian="JP"/>
    </style:style>
    <style:style style:name="P80" style:family="paragraph" style:parent-style-name="Standard" style:list-style-name="L14">
      <style:text-properties style:use-window-font-color="true" loext:opacity="0%" fo:language="de" fo:country="DE" officeooo:rsid="005b8509" officeooo:paragraph-rsid="005b8509" style:language-asian="ja" style:country-asian="JP"/>
    </style:style>
    <style:style style:name="P81" style:family="paragraph" style:parent-style-name="Standard" style:list-style-name="L14">
      <style:text-properties style:use-window-font-color="true" loext:opacity="0%" fo:language="de" fo:country="DE" officeooo:rsid="004caf52" officeooo:paragraph-rsid="004caf52" style:language-asian="ja" style:country-asian="JP"/>
    </style:style>
    <style:style style:name="P82" style:family="paragraph" style:parent-style-name="Standard" style:list-style-name="L14">
      <style:text-properties style:use-window-font-color="true" loext:opacity="0%" fo:language="de" fo:country="DE" officeooo:rsid="004caf52" officeooo:paragraph-rsid="00554e50" style:language-asian="ja" style:country-asian="JP"/>
    </style:style>
    <style:style style:name="P83" style:family="paragraph" style:parent-style-name="Standard" style:list-style-name="L14">
      <style:text-properties style:use-window-font-color="true" loext:opacity="0%" fo:language="de" fo:country="DE" officeooo:rsid="004ea844" officeooo:paragraph-rsid="004ea844" style:language-asian="ja" style:country-asian="JP"/>
    </style:style>
    <style:style style:name="P84" style:family="paragraph" style:parent-style-name="Standard" style:list-style-name="L14">
      <style:text-properties style:use-window-font-color="true" loext:opacity="0%" fo:language="de" fo:country="DE" officeooo:rsid="0066726d" officeooo:paragraph-rsid="0066726d" style:language-asian="ja" style:country-asian="JP"/>
    </style:style>
    <style:style style:name="P85" style:family="paragraph" style:parent-style-name="Standard" style:list-style-name="L14">
      <style:text-properties style:use-window-font-color="true" loext:opacity="0%" fo:language="de" fo:country="DE" officeooo:rsid="0069e701" officeooo:paragraph-rsid="0069e701" style:language-asian="ja" style:country-asian="JP"/>
    </style:style>
    <style:style style:name="P86" style:family="paragraph" style:parent-style-name="Standard" style:list-style-name="L14">
      <style:text-properties style:use-window-font-color="true" loext:opacity="0%" fo:language="de" fo:country="DE" officeooo:rsid="004d5bd7" officeooo:paragraph-rsid="004d5bd7" style:language-asian="ja" style:country-asian="JP"/>
    </style:style>
    <style:style style:name="P87" style:family="paragraph" style:parent-style-name="Standard" style:list-style-name="WWNum1">
      <style:text-properties officeooo:rsid="00434d18" officeooo:paragraph-rsid="00434d18"/>
    </style:style>
    <style:style style:name="P88" style:family="paragraph" style:parent-style-name="Standard" style:list-style-name="L11">
      <style:text-properties fo:language="de" fo:country="DE" officeooo:rsid="004fce75" officeooo:paragraph-rsid="004fce75"/>
    </style:style>
    <style:style style:name="P89" style:family="paragraph" style:parent-style-name="Standard" style:list-style-name="L15">
      <style:text-properties fo:language="de" fo:country="DE" officeooo:rsid="004fce75" officeooo:paragraph-rsid="004fce75"/>
    </style:style>
    <style:style style:name="P90" style:family="paragraph" style:parent-style-name="Standard" style:list-style-name="L15">
      <style:text-properties fo:language="de" fo:country="DE" officeooo:rsid="00633fae" officeooo:paragraph-rsid="00633fae"/>
    </style:style>
    <style:style style:name="T1" style:family="text">
      <style:text-properties style:language-asian="ja" style:country-asian="JP"/>
    </style:style>
    <style:style style:name="T2" style:family="text">
      <style:text-properties officeooo:rsid="003517f6" style:language-asian="ja" style:country-asian="JP"/>
    </style:style>
    <style:style style:name="T3" style:family="text">
      <style:text-properties officeooo:rsid="0035e439" style:language-asian="ja" style:country-asian="JP"/>
    </style:style>
    <style:style style:name="T4" style:family="text">
      <style:text-properties officeooo:rsid="003c04c2"/>
    </style:style>
    <style:style style:name="T5" style:family="text">
      <style:text-properties officeooo:rsid="003c8da2"/>
    </style:style>
    <style:style style:name="T6" style:family="text">
      <style:text-properties officeooo:rsid="003da8e3"/>
    </style:style>
    <style:style style:name="T7" style:family="text">
      <style:text-properties fo:color="#000000" loext:opacity="100%"/>
    </style:style>
    <style:style style:name="T8" style:family="text">
      <style:text-properties fo:color="#000000" loext:opacity="100%" fo:language="en" fo:country="US"/>
    </style:style>
    <style:style style:name="T9" style:family="text">
      <style:text-properties fo:language="en" fo:country="US"/>
    </style:style>
    <style:style style:name="T10" style:family="text">
      <style:text-properties style:use-window-font-color="true" loext:opacity="0%" fo:language="en" fo:country="US" style:language-asian="ja" style:country-asian="JP"/>
    </style:style>
    <style:style style:name="T11" style:family="text">
      <style:text-properties style:use-window-font-color="true" loext:opacity="0%" fo:language="en" fo:country="US" officeooo:rsid="0031ef53" style:language-asian="ja" style:country-asian="JP"/>
    </style:style>
    <style:style style:name="T12" style:family="text">
      <style:text-properties style:use-window-font-color="true" loext:opacity="0%" fo:language="en" fo:country="US" officeooo:rsid="005f00a6" style:language-asian="ja" style:country-asian="JP"/>
    </style:style>
    <style:style style:name="T13" style:family="text">
      <style:text-properties style:use-window-font-color="true" loext:opacity="0%" fo:language="en" fo:country="US" officeooo:rsid="0060209a" style:language-asian="ja" style:country-asian="JP"/>
    </style:style>
    <style:style style:name="T14" style:family="text">
      <style:text-properties style:use-window-font-color="true" loext:opacity="0%" style:language-asian="ja" style:country-asian="JP"/>
    </style:style>
    <style:style style:name="T15" style:family="text">
      <style:text-properties style:use-window-font-color="true" loext:opacity="0%" officeooo:rsid="004c0fdf" style:language-asian="ja" style:country-asian="JP"/>
    </style:style>
    <style:style style:name="T16" style:family="text">
      <style:text-properties style:use-window-font-color="true" loext:opacity="0%" officeooo:rsid="004caf52" style:language-asian="ja" style:country-asian="JP"/>
    </style:style>
    <style:style style:name="T17" style:family="text">
      <style:text-properties style:use-window-font-color="true" loext:opacity="0%" officeooo:rsid="00519f75" style:language-asian="ja" style:country-asian="JP"/>
    </style:style>
    <style:style style:name="T18" style:family="text">
      <style:text-properties style:use-window-font-color="true" loext:opacity="0%" officeooo:rsid="00581e92" style:language-asian="ja" style:country-asian="JP"/>
    </style:style>
    <style:style style:name="T19" style:family="text">
      <style:text-properties style:use-window-font-color="true" loext:opacity="0%" officeooo:rsid="005b8509" style:language-asian="ja" style:country-asian="JP"/>
    </style:style>
    <style:style style:name="T20" style:family="text">
      <style:text-properties officeooo:rsid="004c0fdf"/>
    </style:style>
    <style:style style:name="T21" style:family="text">
      <style:text-properties officeooo:rsid="004caf52"/>
    </style:style>
    <style:style style:name="T22" style:family="text">
      <style:text-properties officeooo:rsid="004ea844"/>
    </style:style>
    <style:style style:name="T23" style:family="text">
      <style:text-properties officeooo:rsid="004fce75"/>
    </style:style>
    <style:style style:name="T24" style:family="text">
      <style:text-properties officeooo:rsid="00519f75"/>
    </style:style>
    <style:style style:name="T25" style:family="text">
      <style:text-properties officeooo:rsid="00528ba0"/>
    </style:style>
    <style:style style:name="T26" style:family="text">
      <style:text-properties officeooo:rsid="00538d92"/>
    </style:style>
    <style:style style:name="T27" style:family="text">
      <style:text-properties officeooo:rsid="00554e50"/>
    </style:style>
    <style:style style:name="T28" style:family="text">
      <style:text-properties officeooo:rsid="00565447"/>
    </style:style>
    <style:style style:name="T29" style:family="text">
      <style:text-properties officeooo:rsid="0059756d"/>
    </style:style>
    <style:style style:name="T30" style:family="text">
      <style:text-properties officeooo:rsid="005b3270"/>
    </style:style>
    <style:style style:name="T31" style:family="text">
      <style:text-properties officeooo:rsid="0066726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28"><text:span text:style-name="T2">b</text:span><text:span text:style-name="T1">fxr for sound </text:span><text:span text:style-name="T3">creation</text:span></text:p>
        </text:list-item>
        <text:list-item>
          <text:p text:style-name="P29"><text:span text:style-name="T3">o</text:span><text:span text:style-name="T1">pengameart.org</text:span></text:p>
        </text:list-item>
        <text:list-item>
          <text:p text:style-name="P30">gdcvault for game ideas / inspiration</text:p>
        </text:list-item>
        <text:list-item>
          <text:p text:style-name="P31">don’t work on same scene simultaniously</text:p>
        </text:list-item>
      </text:list>
      <text:list text:style-name="L2">
        <text:list-item>
          <text:p text:style-name="P32">this war of mine, human resources etc. like games</text:p>
        </text:list-item>
        <text:list-item>
          <text:p text:style-name="P32">overexaggerate game idea</text:p>
        </text:list-item>
        <text:list-item>
          <text:p text:style-name="P32">assets holen, muss nicht selber machen, mit credits</text:p>
        </text:list-item>
        <text:list-item>
          <text:p text:style-name="P32">webgl build da in browser app game</text:p>
        </text:list-item>
        <text:list-item>
          <text:p text:style-name="P32">bis zum pitch prototype haben mit story und zb 3 cubes mit animation</text:p>
        </text:list-item>
        <text:list-item>
          <text:p text:style-name="P32">konzeptdokument: das wichtigste drin</text:p>
        </text:list-item>
        <text:list-item>
          <text:p text:style-name="P32">progress auf miro</text:p>
        </text:list-item>
        <text:list-item>
          <text:p text:style-name="P32">code, game art, gamedesign</text:p>
        </text:list-item>
        <text:list-item>
          <text:p text:style-name="P34">vietnam war</text:p>
        </text:list-item>
        <text:list-item>
          <text:p text:style-name="P34">newcomer soldier gets introduces in daily life</text:p>
        </text:list-item>
        <text:list-item>
          <text:p text:style-name="P34">bunkers: cave dungeon</text:p>
        </text:list-item>
        <text:list-item>
          <text:p text:style-name="P36">beginning tell about setting, now comes story about soldier…</text:p>
        </text:list-item>
        <text:list-item>
          <text:p text:style-name="P38">visual novel with combat (うたわれるもの)</text:p>
        </text:list-item>
      </text:list>
      <text:p text:style-name="P1"/>
      <text:list text:continue-numbering="true" text:style-name="L2">
        <text:list-item>
          <text:p text:style-name="P40">verstorbener Vater NPC stellt philosophische Fragen</text:p>
        </text:list-item>
        <text:list-item>
          <text:p text:style-name="P40">depending on weight you can go different ways</text:p>
        </text:list-item>
      </text:list>
      <text:p text:style-name="P3"/>
      <text:p text:style-name="P5">pitch</text:p>
      <text:list text:style-name="L3">
        <text:list-item>
          <text:p text:style-name="P42">das haben wir vor, das wollen wir so machen etc.</text:p>
        </text:list-item>
        <text:list-item>
          <text:p text:style-name="P43">story</text:p>
        </text:list-item>
        <text:list-item>
          <text:p text:style-name="P43">was ist der kern, die kernmechanik</text:p>
        </text:list-item>
        <text:list-item>
          <text:p text:style-name="P43">es geht um selbstkritik deswegen gibt es essen</text:p>
        </text:list-item>
        <text:list-item>
          <text:p text:style-name="P43">frame kann man als presentation nutzen</text:p>
        </text:list-item>
        <text:list-item>
          <text:p text:style-name="P43">oben speichern als doc / pdf</text:p>
        </text:list-item>
        <text:list-item>
          <text:p text:style-name="P44">wenn ein spielbares game drin ist wäre geil</text:p>
        </text:list-item>
      </text:list>
      <text:p text:style-name="P6"/>
      <text:p text:style-name="P7">produktionsart SCRUM</text:p>
      <text:list text:style-name="L4">
        <text:list-item>
          <text:p text:style-name="P45">scrum master passt auf dass jeder deren zeug ausfuellt</text:p>
        </text:list-item>
        <text:list-item>
          <text:p text:style-name="P45">montag</text:p>
        </text:list-item>
        <text:list-item>
          <text:p text:style-name="P45">donnerstag stand up</text:p>
        </text:list-item>
        <text:list-item>
          <text:p text:style-name="P46">character controller, vfx, sound</text:p>
        </text:list-item>
        <text:list-item>
          <text:p text:style-name="P46">was hat man davor geschafft</text:p>
        </text:list-item>
        <text:list-item>
          <text:p text:style-name="P46">nur halter char controller, kein vfx sound</text:p>
        </text:list-item>
        <text:list-item>
          <text:p text:style-name="P46">immer wochenziele machen</text:p>
        </text:list-item>
        <text:list-item>
          <text:p text:style-name="P46">produktionsplan beispiel 1 nicht 2</text:p>
        </text:list-item>
        <text:list-item>
          <text:p text:style-name="P47">pair programming, pair designing: zsm am selben pc machen zb leveldesign &amp; mechanik</text:p>
        </text:list-item>
        <text:list-item>
          <text:p text:style-name="P48">asset list <text:span text:style-name="T4">for a month, </text:span><text:span text:style-name="T6">was man zeichnet; programmiert etc.</text:span><text:span text:style-name="T4"> </text:span>(miro) https://docs.google.com/spreadsheets/d/1xhBtN4rykaZ495_bmj3Meg9mUNr6IDKw/edit#gid=1528014447</text:p>
        </text:list-item>
        <text:list-item>
          <text:p text:style-name="P49">bürokrati<text:span text:style-name="T5">sche ausarbeitung</text:span></text:p>
        </text:list-item>
      </text:list>
      <text:p text:style-name="P8"/>
      <text:list text:style-name="L5">
        <text:list-item>
          <text:p text:style-name="P33">don’t work on same scene simultaniously</text:p>
        </text:list-item>
        <text:list-item>
          <text:p text:style-name="P33">this war of mine, human resources etc. like games</text:p>
        </text:list-item>
        <text:list-item>
          <text:p text:style-name="P33">overexaggerate game idea</text:p>
        </text:list-item>
        <text:list-item>
          <text:p text:style-name="P33">assets holen, muss nicht selber machen, mit credits</text:p>
        </text:list-item>
        <text:list-item>
          <text:p text:style-name="P33">webgl build da in browser app game</text:p>
        </text:list-item>
        <text:list-item>
          <text:p text:style-name="P33">bis zum pitch prototype haben mit story und zb 3 cubes mit animation</text:p>
        </text:list-item>
        <text:list-item>
          <text:p text:style-name="P33">konzeptdokument: das wichtigste drin</text:p>
        </text:list-item>
        <text:list-item>
          <text:p text:style-name="P33"><text:soft-page-break/>progress auf miro</text:p>
        </text:list-item>
        <text:list-item>
          <text:p text:style-name="P33">code, game art, gamedesign</text:p>
        </text:list-item>
        <text:list-item>
          <text:p text:style-name="P35">vietnam war</text:p>
        </text:list-item>
        <text:list-item>
          <text:p text:style-name="P35">newcomer soldier gets introduces in daily life</text:p>
        </text:list-item>
        <text:list-item>
          <text:p text:style-name="P35">bunkers: cave dungeon</text:p>
        </text:list-item>
        <text:list-item>
          <text:p text:style-name="P37">beginning tell about setting, now comes story about soldier…</text:p>
        </text:list-item>
        <text:list-item>
          <text:p text:style-name="P39">visual novel with combat (うたわれるもの)</text:p>
        </text:list-item>
      </text:list>
      <text:p text:style-name="P2"/>
      <text:list text:continue-numbering="true" text:style-name="L5">
        <text:list-item>
          <text:p text:style-name="P41">verstorbener Vater NPC stellt philosophische Fragen</text:p>
        </text:list-item>
        <text:list-item>
          <text:p text:style-name="P41">depending on weight you can go different ways</text:p>
        </text:list-item>
      </text:list>
      <text:p text:style-name="P4"/>
      <text:list text:continue-numbering="true" text:style-name="L5">
        <text:list-item>
          <text:p text:style-name="P50">abgewiesen von der welt</text:p>
        </text:list-item>
        <text:list-item>
          <text:p text:style-name="P50">wird immer ungluecklicher im spiegel, esssituation</text:p>
        </text:list-item>
        <text:list-item>
          <text:p text:style-name="P50">traum vom vater, will sein koerper veraendern</text:p>
        </text:list-item>
        <text:list-item>
          <text:p text:style-name="P50">was man essen will, sport etc. </text:p>
        </text:list-item>
        <text:list-item>
          <text:p text:style-name="P50">man wird duenner, mehr kontakt aufnehmen</text:p>
        </text:list-item>
      </text:list>
      <text:p text:style-name="P9"/>
      <text:list text:continue-numbering="true" text:style-name="L5">
        <text:list-item>
          <text:p text:style-name="P50">richtige freunde die ihn trotz seines gewichts moegen</text:p>
        </text:list-item>
        <text:list-item>
          <text:p text:style-name="P50">fremde die das auch mal durcherlebt haben</text:p>
        </text:list-item>
      </text:list>
      <text:p text:style-name="P9"/>
      <text:list text:continue-numbering="true" text:style-name="L5">
        <text:list-item>
          <text:p text:style-name="P51">riesiges thema, muss man richtig anwenden</text:p>
        </text:list-item>
        <text:list-item>
          <text:p text:style-name="P52">escapism</text:p>
        </text:list-item>
        <text:list-item>
          <text:p text:style-name="P52">dissoziation von der realitaet entgriffen sein</text:p>
        </text:list-item>
        <text:list-item>
          <text:p text:style-name="P52">sicht der realitaet verlieren, ist das meine hand?</text:p>
        </text:list-item>
      </text:list>
      <text:p text:style-name="P10"/>
      <text:list text:continue-numbering="true" text:style-name="L5">
        <text:list-item>
          <text:p text:style-name="P52">2d adventure mutter depressiv</text:p>
        </text:list-item>
        <text:list-item>
          <text:p text:style-name="P53">es muss die experience sein</text:p>
        </text:list-item>
      </text:list>
      <text:p text:style-name="P11"/>
      <text:list text:style-name="WWNum1">
        <text:list-item>
          <text:p text:style-name="P54" loext:marker-style-name="T7">child: free movement through the city</text:p>
        </text:list-item>
        <text:list-item>
          <text:p text:style-name="P55" loext:marker-style-name="T7">don’t get through the door</text:p>
        </text:list-item>
        <text:list-item>
          <text:p text:style-name="P54" loext:marker-style-name="T7">once reaching <text:span text:style-name="T9">gate, gets taken away from soldiers</text:span></text:p>
        </text:list-item>
        <text:list-item>
          <text:p text:style-name="P54" loext:marker-style-name="T8"><text:span text:style-name="T9">working in coal mine</text:span></text:p>
        </text:list-item>
        <text:list-item>
          <text:p text:style-name="P54" loext:marker-style-name="T7">walk back home</text:p>
        </text:list-item>
        <text:list-item>
          <text:p text:style-name="P54" loext:marker-style-name="T7">forest scenario: <text:span text:style-name="T9">best friend starts waldbrand</text:span></text:p>
        </text:list-item>
        <text:list-item>
          <text:p text:style-name="P56">counter attack: fight for freedom</text:p>
        </text:list-item>
      </text:list>
      <text:p text:style-name="P12"><text:span text:style-name="T11"/></text:p>
      <text:list text:continue-numbering="true" text:style-name="WWNum1">
        <text:list-item>
          <text:p text:style-name="P87"><text:span text:style-name="T10">2 groups </text:span><text:span text:style-name="T11">c</text:span><text:span text:style-name="T10">haracters</text:span></text:p>
        </text:list-item>
        <text:list-item>
          <text:p text:style-name="P57">axt</text:p>
        </text:list-item>
        <text:list-item>
          <text:p text:style-name="P57">hacke</text:p>
        </text:list-item>
        <text:list-item>
          <text:p text:style-name="P57">waffen schwerter</text:p>
        </text:list-item>
      </text:list>
      <text:p text:style-name="P13"><text:span text:style-name="T10"/></text:p>
      <text:p text:style-name="P14"><text:span text:style-name="T20">Scene</text:span> 1 <text:span text:style-name="T24">long</text:span></text:p>
      <text:list text:style-name="L6">
        <text:list-item>
          <text:p text:style-name="P58">mc house</text:p>
          <text:list>
            <text:list-item>
              <text:p text:style-name="P58">wakes up</text:p>
            </text:list-item>
            <text:list-item>
              <text:p text:style-name="P58">breakfast</text:p>
            </text:list-item>
            <text:list-item>
              <text:p text:style-name="P58">talks to mother</text:p>
            </text:list-item>
          </text:list>
        </text:list-item>
        <text:list-item>
          <text:p text:style-name="P58">go outside</text:p>
          <text:list>
            <text:list-item>
              <text:p text:style-name="P59">meet with friend at house</text:p>
            </text:list-item>
            <text:list-item>
              <text:p text:style-name="P58">go to playground</text:p>
            </text:list-item>
            <text:list-item>
              <text:p text:style-name="P58">play house</text:p>
            </text:list-item>
            <text:list-item>
              <text:p text:style-name="P60">always hear noises from outside</text:p>
            </text:list-item>
            <text:list-item>
              <text:p text:style-name="P60">ball kicked out of town</text:p>
            </text:list-item>
          </text:list>
        </text:list-item>
        <text:list-item>
          <text:p text:style-name="P58">search for ball</text:p>
          <text:list>
            <text:list-item>
              <text:p text:style-name="P60">walking towards gate</text:p>
            </text:list-item>
            <text:list-item>
              <text:p text:style-name="P60">guards prohibit going outside</text:p>
            </text:list-item>
            <text:list-item>
              <text:p text:style-name="P59">find broken wall</text:p>
            </text:list-item>
            <text:list-item>
              <text:p text:style-name="P60"><text:span text:style-name="T21">found </text:span>ball</text:p>
            </text:list-item>
            <text:list-item>
              <text:p text:style-name="P60">checking <text:span text:style-name="T21">weird </text:span>noise</text:p>
            </text:list-item>
            <text:list-item>
              <text:p text:style-name="P60">trap from soldiers</text:p>
            </text:list-item>
            <text:list-item>
              <text:p text:style-name="P60">kidnapped</text:p>
            </text:list-item>
          </text:list>
        </text:list-item>
      </text:list>
      <text:p text:style-name="P20">optional</text:p>
      <text:list text:style-name="L7">
        <text:list-item>
          <text:p text:style-name="P66">jump rope</text:p>
        </text:list-item>
        <text:list-item>
          <text:p text:style-name="P66">catch</text:p>
        </text:list-item>
        <text:list-item>
          <text:p text:style-name="P66">hide n seek</text:p>
        </text:list-item>
        <text:list-item>
          <text:p text:style-name="P66">red light green light</text:p>
        </text:list-item>
      </text:list>
      <text:p text:style-name="P20">npc ideas</text:p>
      <text:list text:style-name="L8">
        <text:list-item>
          <text:p text:style-name="P67">mother</text:p>
          <text:list>
            <text:list-item>
              <text:p text:style-name="P67">go meet friend south from our house, near the playground</text:p>
            </text:list-item>
          </text:list>
        </text:list-item>
      </text:list>
      <text:list text:style-name="L9">
        <text:list-item>
          <text:p text:style-name="P68">two chars</text:p>
          <text:list>
            <text:list-item>
              <text:p text:style-name="P68">you know that one wall in the north? you can sneak outside town you know</text:p>
            </text:list-item>
            <text:list-item>
              <text:p text:style-name="P68">really? next day, today got no time sorry</text:p>
            </text:list-item>
            <text:list-item>
              <text:p text:style-name="P68">those two appear in act 2, interactable</text:p>
            </text:list-item>
          </text:list>
        </text:list-item>
        <text:list-item>
          <text:p text:style-name="P68">soldiers</text:p>
          <text:list>
            <text:list-item>
              <text:p text:style-name="P68">dangerous outside, please stay away, we really care for you both</text:p>
            </text:list-item>
            <text:list-item>
              <text:p text:style-name="P68">gate is here cause we interchange rations from other villages since war 10 years ago</text:p>
            </text:list-item>
          </text:list>
        </text:list-item>
        <text:list-item>
          <text:p text:style-name="P68">two housewives</text:p>
          <text:list>
            <text:list-item>
              <text:p text:style-name="P68">you heard about that one kid?</text:p>
            </text:list-item>
            <text:list-item>
              <text:p text:style-name="P68">I wonder where he is...</text:p>
            </text:list-item>
          </text:list>
        </text:list-item>
      </text:list>
      <text:p text:style-name="P22"><text:span text:style-name="T14"/></text:p>
      <text:p text:style-name="P24"><text:span text:style-name="T14">Scene 1 </text:span><text:span text:style-name="T17">short</text:span></text:p>
      <text:list text:style-name="L10">
        <text:list-item>
          <text:p text:style-name="P71">start in front of house</text:p>
          <text:list>
            <text:list-item>
              <text:p text:style-name="P71">i wanna meet my friend</text:p>
            </text:list-item>
            <text:list-item>
              <text:p text:style-name="P76">friendly music</text:p>
            </text:list-item>
            <text:list-item>
              <text:p text:style-name="P76">cute animals</text:p>
            </text:list-item>
          </text:list>
        </text:list-item>
      </text:list>
      <text:list text:style-name="L11">
        <text:list-item>
          <text:p text:style-name="P72">mc and friend plan to go outside city to explore</text:p>
          <text:list>
            <text:list-item>
              <text:p text:style-name="P88"><text:span text:style-name="T18">mc: </text:span><text:span text:style-name="T14">wanna </text:span><text:span text:style-name="T19">play ball?</text:span></text:p>
            </text:list-item>
            <text:list-item>
              <text:p text:style-name="P88"><text:span text:style-name="T18">friend: </text:span><text:span text:style-name="T14">yeah</text:span></text:p>
            </text:list-item>
            <text:list-item>
              <text:p text:style-name="P78">ball gets yeeted</text:p>
            </text:list-item>
          </text:list>
        </text:list-item>
        <text:list-item>
          <text:p text:style-name="P79">find ball by wall</text:p>
          <text:list>
            <text:list-item>
              <text:p text:style-name="P88"><text:span text:style-name="T14">awesome! </text:span><text:span text:style-name="T19">got that ball</text:span></text:p>
            </text:list-item>
            <text:list-item>
              <text:p text:style-name="P72">you hear that noise?</text:p>
            </text:list-item>
            <text:list-item>
              <text:p text:style-name="P72">get kidnapped</text:p>
            </text:list-item>
          </text:list>
        </text:list-item>
      </text:list>
      <text:p text:style-name="P24"><text:span text:style-name="T14"/></text:p>
      <text:p text:style-name="P24"><text:soft-page-break/><text:span text:style-name="T14">optional</text:span></text:p>
      <text:list text:style-name="L12">
        <text:list-item>
          <text:p text:style-name="P73">walk around town</text:p>
        </text:list-item>
      </text:list>
      <text:list text:style-name="L13">
        <text:list-item>
          <text:p text:style-name="P74">talk to npcs</text:p>
        </text:list-item>
      </text:list>
      <text:p text:style-name="P24"><text:span text:style-name="T14"/></text:p>
      <text:p text:style-name="P21"><text:span text:style-name="T15">Scene</text:span><text:span text:style-name="T14"> 2 </text:span><text:span text:style-name="T16">(years later)</text:span></text:p>
      <text:list text:style-name="L14">
        <text:list-item>
          <text:p text:style-name="P81">in the camp <text:span text:style-name="T22">(early)</text:span></text:p>
          <text:list>
            <text:list-item>
              <text:p text:style-name="P81">waking up from siren <text:span text:style-name="T27">while in blackscreen</text:span></text:p>
            </text:list-item>
            <text:list-item>
              <text:p text:style-name="P77">soldier states rules</text:p>
              <text:list>
                <text:list-item>
                  <text:p text:style-name="P77">dont talk back while work</text:p>
                </text:list-item>
                <text:list-item>
                  <text:p text:style-name="P77">no fun / fun police</text:p>
                </text:list-item>
                <text:list-item>
                  <text:p text:style-name="P77">walk in line</text:p>
                </text:list-item>
                <text:list-item>
                  <text:p text:style-name="P77">follow orders</text:p>
                </text:list-item>
              </text:list>
            </text:list-item>
            <text:list-item>
              <text:p text:style-name="P82"><text:span text:style-name="T27">(</text:span>trash food<text:span text:style-name="T27">)</text:span></text:p>
            </text:list-item>
            <text:list-item>
              <text:p text:style-name="P82"><text:span text:style-name="T28">(</text:span><text:span text:style-name="T27">talk with friend</text:span><text:span text:style-name="T28">)</text:span></text:p>
            </text:list-item>
          </text:list>
        </text:list-item>
        <text:list-item>
          <text:p text:style-name="P69">go out to work <text:span text:style-name="T21">(free control in one direction)</text:span></text:p>
          <text:list>
            <text:list-item>
              <text:p text:style-name="P69"><text:span text:style-name="T21">stuff around him </text:span><text:span text:style-name="T27">and his friend</text:span><text:span text:style-name="T21"> happen</text:span></text:p>
              <text:list>
                <text:list-item>
                  <text:p text:style-name="P83">normal child kicks ball to <text:span text:style-name="T25">mc</text:span>, mc tries to give back but gets hurt, slow walk to work</text:p>
                </text:list-item>
                <text:list-item>
                  <text:p text:style-name="P81"><text:span text:style-name="T26">(</text:span>new slaves get recruited, someone doesn’t agree and gets taken down, <text:span text:style-name="T26">placeholder</text:span><text:span text:style-name="T25">)</text:span></text:p>
                </text:list-item>
              </text:list>
            </text:list-item>
          </text:list>
        </text:list-item>
        <text:list-item>
          <text:p text:style-name="P81">while working</text:p>
          <text:list>
            <text:list-item>
              <text:p text:style-name="P81">work time: follow the rules, <text:span text:style-name="T31">button mash to win</text:span></text:p>
              <text:list>
                <text:list-item>
                  <text:p text:style-name="P84">if not pressed enough, soldier warns</text:p>
                </text:list-item>
                <text:list-item>
                  <text:p text:style-name="P85">3 warnings before death</text:p>
                </text:list-item>
              </text:list>
            </text:list-item>
            <text:list-item>
              <text:p text:style-name="P81">break: talk to other workers, bob’s child is also here <text:span text:style-name="T22">(noon)</text:span></text:p>
            </text:list-item>
            <text:list-item>
              <text:p text:style-name="P81">back to work </text:p>
            </text:list-item>
          </text:list>
        </text:list-item>
        <text:list-item>
          <text:p text:style-name="P70">walk back to camp</text:p>
          <text:list>
            <text:list-item>
              <text:p text:style-name="P81">bob’s child doesn’t get enough food</text:p>
            </text:list-item>
            <text:list-item>
              <text:p text:style-name="P81">bob breaks rules, goes to food <text:span text:style-name="T22">store</text:span></text:p>
            </text:list-item>
            <text:list-item>
              <text:p text:style-name="P81">bob gets noticed and shot</text:p>
            </text:list-item>
            <text:list-item>
              <text:p text:style-name="P86">mc <text:span text:style-name="T29">and friend </text:span>can’t do anything</text:p>
            </text:list-item>
          </text:list>
        </text:list-item>
        <text:list-item>
          <text:p text:style-name="P81">in the camp <text:span text:style-name="T22">(evening)</text:span></text:p>
          <text:list>
            <text:list-item>
              <text:p text:style-name="P81"><text:span text:style-name="T30">(</text:span>free time till sleep<text:span text:style-name="T30">)</text:span></text:p>
            </text:list-item>
            <text:list-item>
              <text:p text:style-name="P81">talking with friend <text:span text:style-name="T30">while everyone is asleep</text:span></text:p>
              <text:list>
                <text:list-item>
                  <text:p text:style-name="P81"><text:span text:style-name="T23">mc</text:span>: wanna escape?</text:p>
                </text:list-item>
                <text:list-item>
                  <text:p text:style-name="P81"><text:span text:style-name="T23">friend: </text:span>saw what happened to bob? <text:span text:style-name="T23">what if that happens to us</text:span></text:p>
                </text:list-item>
                <text:list-item>
                  <text:p text:style-name="P81"><text:span text:style-name="T23">mc: </text:span>you wanna be enslaved forever? you saw that child? <text:span text:style-name="T23">my fault we both ended here. now it’s my turn to get us out</text:span></text:p>
                </text:list-item>
                <text:list-item>
                  <text:p text:style-name="P75">friend: you’re right. i don’t want to be enslaved forever. so <text:span text:style-name="T30">w</text:span>hat’s the plan?</text:p>
                </text:list-item>
                <text:list-item>
                  <text:p text:style-name="P75">night time, less guards</text:p>
                </text:list-item>
                <text:list-item>
                  <text:p text:style-name="P75"><text:span text:style-name="T30">both </text:span>escape alone</text:p>
                </text:list-item>
                <text:list-item>
                  <text:p text:style-name="P80">sneak outside window in blind spot from guards</text:p>
                </text:list-item>
                <text:list-item>
                  <text:p text:style-name="P80">explore city for escape</text:p>
                </text:list-item>
                <text:list-item>
                  <text:p text:style-name="P80">dont get spotted by guards</text:p>
                </text:list-item>
                <text:list-item>
                  <text:p text:style-name="P80">once reaching broken wall, get spotted 100%</text:p>
                </text:list-item>
                <text:list-item>
                  <text:p text:style-name="P80">both get away from guards but only one can escape</text:p>
                </text:list-item>
                <text:list-item>
                  <text:p text:style-name="P80">friend will be bait, letting mc free</text:p>
                </text:list-item>
                <text:list-item>
                  <text:p text:style-name="P80">mc you sure?</text:p>
                </text:list-item>
                <text:list-item>
                  <text:p text:style-name="P80">friend yeah</text:p>
                </text:list-item>
                <text:list-item>
                  <text:p text:style-name="P80">ok, see you on the other side</text:p>
                </text:list-item>
                <text:list-item>
                  <text:p text:style-name="P80">mc ok im out, where is he?</text:p>
                </text:list-item>
                <text:list-item>
                  <text:p text:style-name="P80">outside, mc hears screams from friend and gun and everything</text:p>
                </text:list-item>
              </text:list>
            </text:list-item>
          </text:list>
        </text:list-item>
      </text:list>
      <text:p text:style-name="P23"><text:span text:style-name="T10"/></text:p>
      <text:p text:style-name="P25"><text:span text:style-name="T10"/></text:p>
      <text:p text:style-name="P25"><text:soft-page-break/><text:span text:style-name="T10"/></text:p>
      <text:p text:style-name="P25"><text:span text:style-name="T10"/></text:p>
      <text:p text:style-name="P15">human village</text:p>
      <text:list text:style-name="L15">
        <text:list-item>
          <text:p text:style-name="P89"><text:span text:style-name="T12">1</text:span><text:span text:style-name="T10"> camp</text:span></text:p>
        </text:list-item>
        <text:list-item>
          <text:p text:style-name="P61">1 working place / mine</text:p>
        </text:list-item>
        <text:list-item>
          <text:p text:style-name="P62">broken wall</text:p>
        </text:list-item>
        <text:list-item>
          <text:p text:style-name="P90"><text:span text:style-name="T13">e</text:span><text:span text:style-name="T10">nvironment etc.</text:span></text:p>
        </text:list-item>
      </text:list>
      <text:p text:style-name="P26"><text:span text:style-name="T10"/></text:p>
      <text:p text:style-name="P16">camp inner</text:p>
      <text:list text:style-name="L16">
        <text:list-item>
          <text:p text:style-name="P63">no beds, only sleeping bags / leaf bed</text:p>
        </text:list-item>
        <text:list-item>
          <text:p text:style-name="P63">only windows</text:p>
        </text:list-item>
      </text:list>
      <text:p text:style-name="P27"><text:span text:style-name="T10"/></text:p>
      <text:p text:style-name="P17">mine</text:p>
      <text:list text:style-name="L17">
        <text:list-item>
          <text:p text:style-name="P64">working space</text:p>
        </text:list-item>
        <text:list-item>
          <text:p text:style-name="P64">break room with water and food</text:p>
        </text:list-item>
      </text:list>
      <text:p text:style-name="P18">indicator for freedom</text:p>
      <text:p text:style-name="P18"/>
      <text:p text:style-name="P19">00</text:p>
      <text:p text:style-name="P19">background story</text:p>
      <text:list text:style-name="L18">
        <text:list-item>
          <text:p text:style-name="P65">who am I</text:p>
        </text:list-item>
        <text:list-item>
          <text:p text:style-name="P65">what do I do</text:p>
        </text:list-item>
        <text:list-item>
          <text:p text:style-name="P65">(lore)</text:p>
        </text:list-item>
      </text:list>
      <text:p text:style-name="P19">controls</text:p>
      <text:p text:style-name="P19">all in one sprite OR one unique accessory trait</text:p>
      <text:p text:style-name="P19">4 raycast</text:p>
      <text:p text:style-name="P19">pixel dialogue sprite</text:p>
      <text:p text:style-name="P19">WASD + mouse controls (yikes)</text:p>
      <text:p text:style-name="P19">(4 directional movement)</text:p>
      <text:p text:style-name="P19">transparency when behind object </text:p>
      <text:p text:style-name="P19">100% alpha dialogue box</text:p>
      <text:p text:style-name="P19">quest marker (lw)</text:p>
      <text:p text:style-name="P19"/>
      <text:p text:style-name="P19">01</text:p>
      <text:p text:style-name="P19">Bob dialogue ‘destroy rock north’</text:p>
      <text:p text:style-name="P19">‘you are here’ pixelated map on blackboard </text:p>
      <text:p text:style-name="P19"/>
      <text:p text:style-name="P19">02</text:p>
      <text:p text:style-name="P19">faster walk speed (remove restrictSpeed)</text:p>
      <text:p text:style-name="P19">show player you gotta walk left</text:p>
      <text:p text:style-name="P19">visual &amp; counter indicator for destroying rockes</text:p>
      <text:p text:style-name="P19">isMining – idle animation &amp; no movement until rock’s destroyed</text:p>
      <text:p text:style-name="P19">stop walk aniamtion before talking to bob</text:p>
      <text:p text:style-name="P19">press Y to restart on game over screen</text:p>
      <text:p text:style-name="P19">get pickaxe before mining</text:p>
      <text:p text:style-name="P19">100% talk with hansel to know what to d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3H41M52S</meta:editing-duration>
    <meta:editing-cycles>65</meta:editing-cycles>
    <meta:generator>LibreOffice/7.6.2.1$Windows_X86_64 LibreOffice_project/56f7684011345957bbf33a7ee678afaf4d2ba333</meta:generator>
    <dc:date>2024-01-10T20:51:43.546000000</dc:date>
    <meta:document-statistic meta:table-count="0" meta:image-count="0" meta:object-count="0" meta:page-count="5" meta:paragraph-count="215" meta:word-count="1282" meta:character-count="6503" meta:non-whitespace-character-count="5627"/>
  </office:meta>
</office:document-meta>
</file>